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d" officeooo:paragraph-rsid="001d265d"/>
    </style:style>
    <style:style style:name="P2" style:family="paragraph" style:parent-style-name="Standard">
      <style:text-properties officeooo:rsid="001d265d" officeooo:paragraph-rsid="001d265d"/>
    </style:style>
    <style:style style:name="P3" style:family="paragraph" style:parent-style-name="Standard">
      <style:text-properties officeooo:rsid="001dda98" officeooo:paragraph-rsid="001dda98"/>
    </style:style>
    <style:style style:name="P4" style:family="paragraph" style:parent-style-name="Standard">
      <style:paragraph-properties fo:break-before="column"/>
      <style:text-properties officeooo:rsid="001d265d" officeooo:paragraph-rsid="001d265d"/>
    </style:style>
    <style:style style:name="P5" style:family="paragraph" style:parent-style-name="Text_20_body">
      <style:text-properties officeooo:paragraph-rsid="001dda98"/>
    </style:style>
    <style:style style:name="P6" style:family="paragraph" style:parent-style-name="Header">
      <style:paragraph-properties fo:text-align="center" style:justify-single-word="false"/>
      <style:text-properties officeooo:rsid="001dda98" officeooo:paragraph-rsid="001dda98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2">
      <style:text-properties officeooo:rsid="001dda98" officeooo:paragraph-rsid="001dda98"/>
    </style:style>
    <style:style style:name="P10" style:family="paragraph" style:parent-style-name="Heading_20_1">
      <style:text-properties officeooo:rsid="001dda98" officeooo:paragraph-rsid="001dda98"/>
    </style:style>
    <style:style style:name="P11" style:family="paragraph" style:parent-style-name="Contents_20_Heading">
      <style:paragraph-properties fo:break-before="page"/>
    </style:style>
    <style:style style:name="T1" style:family="text">
      <style:text-properties officeooo:rsid="001f9343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</text:p>
      <text:p text:style-name="P1"><text:s text:c="4"/>- context of the project: we have complex data today,</text:p>
      <text:p text:style-name="P1"><text:s text:c="4"/>often representable in form of graphs. we need to visualize,</text:p>
      <text:p text:style-name="P1"><text:s text:c="4"/>find structure, etc.</text:p>
      <text:p text:style-name="P1"><text:s text:c="5"/>- approaches: community finding and clustering. separately,</text:p>
      <text:p text:style-name="P1"><text:s text:c="4"/>visualization tools</text:p>
      <text:p text:style-name="P1"><text:s text:c="4"/>- goals of the project.</text:p>
      <text:p text:style-name="P1"><text:s text:c="4"/>- planning and budget (similar to gep)</text:p>
      <text:p text:style-name="P1"><text:s text:c="4"/>- ethical, sustainability etc considerations. Basically to say</text:p>
      <text:p text:style-name="P1"><text:s text:c="4"/>not applicable in your project</text:p>
      <text:p text:style-name="P1"/>
      <text:p text:style-name="P1">2. background</text:p>
      <text:p text:style-name="P1"><text:s text:c="5"/>explain technical concepts in more detail. for example equivalence</text:p>
      <text:p text:style-name="P1"><text:s text:c="5"/>of graph and matrix representations.</text:p>
      <text:p text:style-name="P1"><text:s text:c="5"/>state-of-the art in community finding, and clustering</text:p>
      <text:p text:style-name="P1"><text:s text:c="5"/>state-of-the art in graph visualization</text:p>
      <text:p text:style-name="P1"/>
      <text:p text:style-name="P1">3. community finding algorithm.</text:p>
      <text:p text:style-name="P1"><text:s text:c="5"/>louvain algorithm. why we chose this one. description.</text:p>
      <text:p text:style-name="P1"><text:s text:c="5"/>your implementation.</text:p>
      <text:p text:style-name="P1"><text:s text:c="5"/>experiments. which graphs you tried, how fast and how well it performed.</text:p>
      <text:p text:style-name="P1"/>
      <text:p text:style-name="P1">4. matrix based algorithm.</text:p>
      <text:p text:style-name="P1"><text:s text:c="5"/>the matrix algorithm you'll implement. why we chose this one. description.</text:p>
      <text:p text:style-name="P1"><text:s text:c="5"/>your implementation.</text:p>
      <text:p text:style-name="P1"><text:s text:c="5"/>experiments. what you tried, how fast and how well it performed.</text:p>
      <text:p text:style-name="P1"/>
      <text:p text:style-name="P1">5. visualization</text:p>
      <text:p text:style-name="P1"><text:s text:c="6"/>methods chosen, libraries etc.</text:p>
      <text:p text:style-name="P1"/>
      <text:p text:style-name="P1">6. overall system description</text:p>
      <text:p text:style-name="P1"><text:s text:c="6"/>what you actually implemented.</text:p>
      <text:p text:style-name="P1"><text:s text:c="6"/>what a user can achieve with it.</text:p>
      <text:p text:style-name="P1"/>
      <text:p text:style-name="P1">7. conclusions</text:p>
      <text:p text:style-name="P1"><text:s text:c="4"/>- technical conclusions. Were the goals achieved?</text:p>
      <text:p text:style-name="P1"><text:s text:c="4"/>- revision of the planning and the budget.</text:p>
      <text:p text:style-name="P1"><text:s text:c="4"/>- future work. Anything important that was left to do? If you had 3 more months</text:p>
      <text:p text:style-name="P1"><text:s text:c="6"/>to work on the project, what would you work on.</text:p>
      <text:p text:style-name="P1"><text:s text:c="4"/>- personal conclusions. What you learned, what your background helped you to</text:p>
      <text:p text:style-name="P1"><text:s text:c="6"/>do and what you didn't. Anything really that you want to say here.</text:p>
      <text:p text:style-name="P1"/>
      <text:p text:style-name="P1"/>
      <text:p text:style-name="P1"/>
      <text:p text:style-name="P1"/>
      <text:p text:style-name="P4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7">1. Introduction<text:tab/><text:span text:style-name="Footnote_20_Symbol">2</text:span></text:p>
          <text:p text:style-name="P8"><text:a xlink:type="simple" xlink:href="#__RefHeading__205_1011811711" text:style-name="Index_20_Link" text:visited-style-name="Index_20_Link">Hkllk<text:tab/></text:a><text:a xlink:type="simple" xlink:href="#__RefHeading__205_1011811711" text:style-name="Index_20_Link" text:visited-style-name="Index_20_Link"><text:span text:style-name="Footnote_20_Symbol">2</text:span></text:a></text:p>
          <text:p text:style-name="P7">Hvbkjbjln<text:tab/><text:span text:style-name="Footnote_20_Symbol">2</text:span></text:p>
        </text:index-body>
      </text:table-of-content>
      <text:p text:style-name="P3"/>
      <text:p text:style-name="P3"/>
      <text:h text:style-name="P10" text:outline-level="1" text:restart-numbering="true" text:start-value="-1"/>
      <text:h text:style-name="P10" text:outline-level="1"><text:span text:style-name="T1">1. </text:span>Introduction</text:h>
      <text:h text:style-name="P9" text:outline-level="2"><text:bookmark-start text:name="__RefHeading__205_1011811711"/><text:span text:style-name="T1">1.1 </text:span><text:bookmark-end text:name="__RefHeading__205_1011811711"/></text:h>
      <text:h text:style-name="P10" text:outline-level="1">Hvbkjbjln</text:h>
      <text:p text:style-name="P5"/>
      <text:h text:style-name="Heading_20_2" text:outline-level="2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da98" officeooo:paragraph-rsid="001dda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aph and Matrix Algorithm For Visualization of High Dimensional Dat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v </meta:initial-creator>
    <meta:creation-date>2016-06-01T13:02:18.421074815</meta:creation-date>
    <dc:date>2016-06-01T13:57:34.057055899</dc:date>
    <dc:creator>abhinav </dc:creator>
    <meta:editing-duration>PT36M7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2" meta:paragraph-count="43" meta:word-count="254" meta:character-count="1739" meta:non-whitespace-character-count="1394"/>
  </office:meta>
</office:document-meta>
</file>